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gr6" style:family="graphic" style:parent-style-name="standard">
      <style:graphic-properties draw:stroke="solid" svg:stroke-width="0cm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0cm"/>
    </style:style>
    <style:style style:name="gr9" style:family="graphic" style:parent-style-name="standard">
      <style:graphic-properties draw:stroke="solid"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solid" svg:stroke-width="0cm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color="#000000" draw:fill="none" draw:fill-color="#ffffff" fo:min-height="1.55cm"/>
    </style:style>
    <style:style style:name="gr12" style:family="graphic" style:parent-style-name="standard">
      <style:graphic-properties svg:stroke-width="0.05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1.15cm"/>
    </style:style>
    <style:style style:name="gr16" style:family="graphic" style:parent-style-name="standard">
      <style:graphic-properties draw:stroke="none" svg:stroke-color="#000000" draw:fill="none" draw:fill-color="#ffffff" fo:min-height="0.35cm"/>
    </style:style>
    <style:style style:name="gr17" style:family="graphic" style:parent-style-name="standard">
      <style:graphic-properties svg:stroke-width="0.05cm" draw:marker-start-width="0.125cm" draw:marker-end-width="0.125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6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8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9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10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227cm" svg:height="1.4cm" svg:x="6.773cm" svg:y="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3.227cm" svg:height="1.4cm" svg:x="6.6cm" svg:y="4.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3.227cm" svg:height="1.4cm" draw:transform="rotate (3.1415926535892) translate (9.627cm 5.8cm)">
          <text:p text:style-name="P2">UDC</text:p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3.227cm" svg:height="1.4cm" svg:x="2.173cm" svg:y="4.1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3.227cm" svg:height="1.4cm" svg:x="2cm" svg:y="4.3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3.227cm" svg:height="1.4cm" draw:transform="rotate (3.1415926535892) translate (4.999cm 5.933cm)">
          <text:p text:style-name="P2">UDC</text:p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3.227cm" svg:height="1.4cm" svg:x="15.773cm" svg:y="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3.227cm" svg:height="1.4cm" svg:x="15.6cm" svg:y="4.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3.227cm" svg:height="1.4cm" draw:transform="rotate (3.1415926535892) translate (18.626cm 5.8cm)">
          <text:p text:style-name="P2">UDC</text:p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3.227cm" svg:height="1.4cm" svg:x="11.173cm" svg:y="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3.227cm" svg:height="1.4cm" svg:x="11cm" svg:y="4.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3.227cm" svg:height="1.4cm" draw:transform="rotate (3.1415926535892) translate (14.027cm 5.8cm)">
          <text:p text:style-name="P2">UDC</text:p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3" draw:layer="layout" svg:width="3.4cm" svg:height="1.2cm" svg:x="1.8cm" svg:y="8.4cm">
          <text:p text:style-name="P2"><text:span text:style-name="T1">Formatter</text:span></text:p>
          <text:p text:style-name="P2"><text:span text:style-name="T1">in Server.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cm" svg:height="1.2cm" svg:x="15.6cm" svg:y="8.4cm">
          <text:p text:style-name="P2"><text:span text:style-name="T1">Formatter</text:span></text:p>
          <text:p text:style-name="P2"><text:span text:style-name="T1">in Server.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cm" svg:height="1.2cm" svg:x="10.8cm" svg:y="8.4cm">
          <text:p text:style-name="P2"><text:span text:style-name="T1">Formatter</text:span></text:p>
          <text:p text:style-name="P2"><text:span text:style-name="T1">in Server.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cm" svg:height="1.2cm" svg:x="6.4cm" svg:y="8.4cm">
          <text:p text:style-name="P2"><text:span text:style-name="T1">Formatter</text:span></text:p>
          <text:p text:style-name="P2"><text:span text:style-name="T1">in Server.2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2cm" svg:y1="8.2cm" svg:x2="17.2cm" svg:y2="6.177cm">
          <text:p/>
        </draw:line>
        <draw:line draw:style-name="gr4" draw:text-style-name="P1" draw:layer="layout" svg:x1="12.4cm" svg:y1="8.2cm" svg:x2="12.4cm" svg:y2="6.2cm">
          <text:p/>
        </draw:line>
        <draw:line draw:style-name="gr4" draw:text-style-name="P1" draw:layer="layout" svg:x1="8cm" svg:y1="8.2cm" svg:x2="8cm" svg:y2="6.2cm">
          <text:p/>
        </draw:line>
        <draw:line draw:style-name="gr4" draw:text-style-name="P1" draw:layer="layout" svg:x1="3.4cm" svg:y1="8.2cm" svg:x2="3.4cm" svg:y2="6.2cm">
          <text:p/>
        </draw:line>
        <draw:frame draw:style-name="gr5" draw:text-style-name="P5" draw:layer="layout" svg:width="3.2cm" svg:height="1.05cm" svg:x="8.6cm" svg:y="6.8cm">
          <draw:text-box>
            <text:p text:style-name="P4"><text:span text:style-name="T2">UDP links</text:span></text:p>
          </draw:text-box>
        </draw:frame>
        <draw:custom-shape draw:style-name="gr6" draw:text-style-name="P6" draw:layer="layout" svg:width="3.6cm" svg:height="1.6cm" svg:x="1.6cm" svg:y="15.4cm">
          <text:p text:style-name="P2"><text:span text:style-name="T2">SystemConfi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6" draw:layer="layout" svg:width="3.6cm" svg:height="1.6cm" svg:x="1.6cm" svg:y="17.2cm">
          <text:p text:style-name="P2"><text:span text:style-name="T2">DisplayConfi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6" draw:layer="layout" svg:width="3.6cm" svg:height="1.6cm" svg:x="1.6cm" svg:y="19cm">
          <text:p text:style-name="P2"><text:span text:style-name="T2">Arrival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6" draw:layer="layout" svg:width="3.6cm" svg:height="1.6cm" svg:x="1.6cm" svg:y="20.8cm">
          <text:p text:style-name="P2"><text:span text:style-name="T2">Departure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7" draw:layer="layout" svg:width="2.6cm" svg:height="7cm" svg:x="5.4cm" svg:y="15.4cm">
          <text:p text:style-name="P2"><text:span text:style-name="T1">XML</text:span></text:p>
          <text:p text:style-name="P2"><text:span text:style-name="T1">Request</text:span></text:p>
          <text:p text:style-name="P2"><text:span text:style-name="T1">Handler</text:span></text:p>
          <text:p text:style-name="P2"><text:span text:style-name="T1">in</text:span></text:p>
          <text:p text:style-name="P2"><text:span text:style-name="T1">current</text:span></text:p>
          <text:p text:style-name="P2"><text:span text:style-name="T1">active</text:span></text:p>
          <text:p text:style-name="P2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8cm" svg:height="1.8cm" svg:x="2.2cm" svg:y="2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1" draw:layer="layout" svg:width="0.8cm" svg:height="2cm" svg:x="2.657cm" svg:y="22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5" draw:layer="layout" svg:width="3.918cm" svg:height="2.4cm" svg:x="4.2cm" svg:y="23cm">
          <draw:text-box>
            <text:p text:style-name="P4"><text:span text:style-name="T2">SystemConfig.xml</text:span></text:p>
            <text:p text:style-name="P4"><text:span text:style-name="T2">DisplayConfig.xml</text:span></text:p>
            <text:p text:style-name="P4"><text:span text:style-name="T2">IATAPort.xml</text:span></text:p>
            <text:p text:style-name="P4"><text:span text:style-name="T2">Users.xml</text:span></text:p>
          </draw:text-box>
        </draw:frame>
        <draw:rect draw:style-name="gr9" draw:text-style-name="P7" draw:layer="layout" svg:width="6.4cm" svg:height="1.2cm" svg:x="1.6cm" svg:y="14cm">
          <text:p text:style-name="P2"><text:span text:style-name="T1">System Manager</text:span></text:p>
        </draw:rect>
        <draw:custom-shape draw:style-name="gr6" draw:text-style-name="P8" draw:layer="layout" svg:width="3.4cm" svg:height="0.6cm" svg:x="1.8cm" svg:y="9.8cm">
          <text:p text:style-name="P2"><text:span text:style-name="T3">XML request/reply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4cm" svg:height="0.6cm" svg:x="6.4cm" svg:y="9.8cm">
          <text:p text:style-name="P2"><text:span text:style-name="T3">XML request/reply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4cm" svg:height="0.6cm" svg:x="10.8cm" svg:y="9.8cm">
          <text:p text:style-name="P2"><text:span text:style-name="T3">XML request/reply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4cm" svg:height="0.6cm" svg:x="15.6cm" svg:y="9.8cm">
          <text:p text:style-name="P2"><text:span text:style-name="T3">XML request/reply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1cm" svg:x="14.59cm" svg:y="26.724cm">
          <text:p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7" draw:layer="layout" svg:width="3.4cm" svg:height="1.4cm" svg:x="13.39cm" svg:y="25.124cm">
          <text:p text:style-name="P2"><text:span text:style-name="T1">GUI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4cm" svg:height="0.6cm" svg:x="13.39cm" svg:y="24.324cm">
          <text:p text:style-name="P2"><text:span text:style-name="T3">XML request/reply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4cm" svg:height="0.6cm" svg:x="8.8cm" svg:y="24.324cm">
          <text:p text:style-name="P2"><text:span text:style-name="T3">XML request/reply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6cm" svg:height="2.4cm" svg:x="9.268cm" svg:y="25.124cm">
          <text:p text:style-name="P2"><text:span text:style-name="T1">Feeds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5" draw:layer="layout" svg:width="3cm" svg:height="1.8cm" svg:x="13.2cm" svg:y="15.4cm">
          <draw:text-box>
            <text:p text:style-name="P4"><text:span text:style-name="T2">TCP client/server links</text:span></text:p>
          </draw:text-box>
        </draw:frame>
        <draw:line draw:style-name="gr12" draw:text-style-name="P1" draw:layer="layout" svg:x1="3.4cm" svg:y1="10.4cm" svg:x2="3.4cm" svg:y2="13.4cm">
          <text:p/>
        </draw:line>
        <draw:line draw:style-name="gr12" draw:text-style-name="P1" draw:layer="layout" svg:x1="8cm" svg:y1="18.6cm" svg:x2="9.8cm" svg:y2="18.6cm">
          <text:p/>
        </draw:line>
        <draw:line draw:style-name="gr12" draw:text-style-name="P1" draw:layer="layout" svg:x1="12.3cm" svg:y1="17.6cm" svg:x2="12.3cm" svg:y2="10.4cm">
          <text:p/>
        </draw:line>
        <draw:line draw:style-name="gr12" draw:text-style-name="P1" draw:layer="layout" svg:x1="8cm" svg:y1="10.4cm" svg:x2="8cm" svg:y2="13cm">
          <text:p/>
        </draw:line>
        <draw:rect draw:style-name="gr13" draw:text-style-name="P7" draw:layer="layout" svg:width="6cm" svg:height="2cm" svg:x="9.8cm" svg:y="17.6cm">
          <text:p text:style-name="P2"><text:span text:style-name="T1">PassWord validation</text:span></text:p>
          <text:p text:style-name="P2"><text:span text:style-name="T1">Message distribution</text:span></text:p>
        </draw:rect>
        <draw:line draw:style-name="gr14" draw:text-style-name="P1" draw:layer="layout" svg:x1="10.8cm" svg:y1="24.324cm" svg:x2="10.8cm" svg:y2="19.6cm">
          <text:p/>
        </draw:line>
        <draw:line draw:style-name="gr14" draw:text-style-name="P1" draw:layer="layout" svg:x1="10.6cm" svg:y1="17.6cm" svg:x2="10.6cm" svg:y2="13.4cm">
          <text:p/>
        </draw:line>
        <draw:line draw:style-name="gr14" draw:text-style-name="P1" draw:layer="layout" svg:x1="10.6cm" svg:y1="13.4cm" svg:x2="3.4cm" svg:y2="13.4cm">
          <text:p/>
        </draw:line>
        <draw:line draw:style-name="gr14" draw:text-style-name="P1" draw:layer="layout" svg:x1="11.6cm" svg:y1="17.6cm" svg:x2="11.6cm" svg:y2="13cm">
          <text:p/>
        </draw:line>
        <draw:line draw:style-name="gr14" draw:text-style-name="P1" draw:layer="layout" svg:x1="8cm" svg:y1="13cm" svg:x2="11.6cm" svg:y2="13cm">
          <text:p/>
        </draw:line>
        <draw:line draw:style-name="gr14" draw:text-style-name="P1" draw:layer="layout" svg:x1="17.4cm" svg:y1="10.4cm" svg:x2="17.4cm" svg:y2="18cm">
          <text:p/>
        </draw:line>
        <draw:line draw:style-name="gr14" draw:text-style-name="P1" draw:layer="layout" svg:x1="15.8cm" svg:y1="18cm" svg:x2="17.4cm" svg:y2="18cm">
          <text:p/>
        </draw:line>
        <draw:frame draw:style-name="gr15" draw:text-style-name="P9" draw:layer="layout" svg:width="2.4cm" svg:height="1.418cm" svg:x="12.8cm" svg:y="10.6cm">
          <draw:text-box>
            <text:p text:style-name="P4"><text:span text:style-name="T3">Uses</text:span></text:p>
            <text:p text:style-name="P4"><text:span text:style-name="T3"><text:s text:c="2"/></text:span><text:span text:style-name="T3">\Graphics</text:span></text:p>
            <text:p text:style-name="P4"><text:span text:style-name="T3"><text:s text:c="2"/></text:span><text:span text:style-name="T3">\Fonts</text:span></text:p>
          </draw:text-box>
        </draw:frame>
        <draw:frame draw:style-name="gr16" draw:text-style-name="P10" draw:layer="layout" svg:width="5.8cm" svg:height="0.725cm" svg:x="11.4cm" svg:y="27.8cm">
          <draw:text-box>
            <text:p><text:span text:style-name="T2">Separate .exe applications</text:span></text:p>
          </draw:text-box>
        </draw:frame>
        <draw:line draw:style-name="gr17" draw:text-style-name="P1" draw:layer="layout" svg:x1="15cm" svg:y1="24.324cm" svg:x2="15cm" svg:y2="19.6cm">
          <text:p/>
        </draw:line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3.227cm" svg:height="1.4cm" svg:x="5.093cm" svg:y="5.2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3.227cm" svg:height="1.4cm" svg:x="4.92cm" svg:y="5.4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3.227cm" svg:height="1.4cm" draw:transform="rotate (3.1415926535892) translate (7.919cm 7.005cm)">
          <text:p text:style-name="P2">UDC</text:p>
          <draw:enhanced-geometry svg:viewBox="0 0 21600 21600" draw:mirror-vertical="true" draw:type="rectangle" draw:enhanced-path="M 0 0 L 21600 0 21600 21600 0 21600 0 0 Z N"/>
        </draw:custom-shape>
        <draw:rect draw:style-name="gr18" draw:text-style-name="P1" draw:layer="layout" svg:width="5.4cm" svg:height="2.2cm" svg:x="3.96cm" svg:y="9.6cm">
          <text:p text:style-name="P2">FIDSxml</text:p>
        </draw:rect>
        <draw:rect draw:style-name="gr18" draw:text-style-name="P1" draw:layer="layout" svg:width="5.4cm" svg:height="1cm" svg:x="3.96cm" svg:y="8.6cm">
          <text:p text:style-name="P2">UDC driver</text:p>
        </draw:rect>
        <draw:rect draw:style-name="gr18" draw:text-style-name="P1" draw:layer="layout" svg:width="5.4cm" svg:height="1cm" svg:x="3.96cm" svg:y="11.8cm">
          <text:p text:style-name="P2">DB interface lib</text:p>
        </draw:rect>
        <draw:rect draw:style-name="gr18" draw:text-style-name="P1" draw:layer="layout" svg:width="5.4cm" svg:height="1cm" svg:x="3.96cm" svg:y="14.8cm">
          <text:p text:style-name="P2">DB interface lib</text:p>
        </draw:rect>
        <draw:rect draw:style-name="gr18" draw:text-style-name="P1" draw:layer="layout" svg:width="5.4cm" svg:height="1cm" svg:x="4.039cm" svg:y="18.2cm">
          <text:p text:style-name="P2">DB interface lib</text:p>
        </draw:rect>
        <draw:rect draw:style-name="gr18" draw:text-style-name="P1" draw:layer="layout" svg:width="5.4cm" svg:height="1.2cm" svg:x="3.96cm" svg:y="13.6cm">
          <text:p text:style-name="P2">FIDS GUI</text:p>
        </draw:rect>
        <draw:rect draw:style-name="gr18" draw:text-style-name="P1" draw:layer="layout" svg:width="5.4cm" svg:height="1.2cm" svg:x="4.039cm" svg:y="17cm">
          <text:p text:style-name="P2">FIDS control</text:p>
        </draw:rect>
        <draw:custom-shape draw:style-name="gr7" draw:text-style-name="P1" draw:layer="layout" svg:width="0.8cm" svg:height="1.595cm" svg:x="6cm" svg:y="7.00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9" draw:text-style-name="P1" draw:layer="layout" svg:x1="2.2cm" svg:y1="12.2cm" svg:x2="2.2cm" svg:y2="20.48cm">
          <text:p/>
        </draw:line>
        <draw:line draw:style-name="gr20" draw:text-style-name="P1" draw:layer="layout" svg:x1="2.2cm" svg:y1="12.2cm" svg:x2="3.96cm" svg:y2="12.2cm">
          <text:p/>
        </draw:line>
        <draw:line draw:style-name="gr20" draw:text-style-name="P1" draw:layer="layout" svg:x1="2.2cm" svg:y1="15.2cm" svg:x2="3.96cm" svg:y2="15.2cm">
          <text:p/>
        </draw:line>
        <draw:line draw:style-name="gr20" draw:text-style-name="P1" draw:layer="layout" svg:x1="2.279cm" svg:y1="18.8cm" svg:x2="4.039cm" svg:y2="18.8cm">
          <text:p/>
        </draw:line>
        <draw:line draw:style-name="gr20" draw:text-style-name="P1" draw:layer="layout" svg:x1="2.2cm" svg:y1="20.48cm" svg:x2="11.4cm" svg:y2="20.48cm">
          <text:p/>
        </draw:line>
        <draw:rect draw:style-name="gr18" draw:text-style-name="P1" draw:layer="layout" svg:width="2.8cm" svg:height="2.24cm" svg:x="11.4cm" svg:y="19.36cm">
          <text:p text:style-name="P2">FIDS</text:p>
          <text:p text:style-name="P2">interface</text:p>
        </draw:rect>
        <draw:rect draw:style-name="gr18" draw:text-style-name="P1" draw:layer="layout" svg:width="3.2cm" svg:height="8.8cm" svg:x="14.2cm" svg:y="18.2cm">
          <text:p text:style-name="P2">AODB</text:p>
          <text:p text:style-name="P2">DB</text:p>
        </draw:rect>
        <draw:rect draw:style-name="gr18" draw:text-style-name="P1" draw:layer="layout" svg:width="3.2cm" svg:height="2.04cm" svg:x="11cm" svg:y="24cm">
          <text:p text:style-name="P2">other</text:p>
          <text:p text:style-name="P2">interfaces</text:p>
        </draw:rect>
        <draw:line draw:style-name="gr20" draw:text-style-name="P1" draw:layer="layout" svg:x1="11.079cm" svg:y1="25.166cm" svg:x2="2.279cm" svg:y2="25.1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creation-date>2008-04-24T08:45:55</meta:creation-date>
    <dc:creator>Graeme Tunbridge</dc:creator>
    <dc:date>2010-05-27T10:11:23.73</dc:date>
    <meta:print-date>2008-04-24T15:04:24</meta:print-date>
    <meta:editing-cycles>8</meta:editing-cycles>
    <meta:editing-duration>PT04H59M19S</meta:editing-duration>
    <meta:document-statistic meta:object-count="75"/>
    <meta:user-defined meta:name="Info 1"/>
    <meta:user-defined meta:name="Info 2"/>
    <meta:user-defined meta:name="Info 3"/>
    <meta:user-defined meta:name="Info 4"/>
  </office:meta>
</office:document-meta>
</file>